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Bahnschrift SemiBold" svg:font-family="'Bahnschrift SemiBold'" style:font-adornments="SemiBold" style:font-family-generic="swiss" style:font-pitch="variable"/>
    <style:font-face style:name="Bahnschrift SemiBold1" svg:font-family="'Bahnschrift SemiBol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lcdfont" svg:font-family="lcdfont" style:font-family-generic="swiss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000000" loext:opacity="100%" style:font-name="Bahnschrift SemiBold" fo:font-size="14pt" fo:language="en" fo:country="US" fo:font-style="normal" fo:font-weight="normal" officeooo:rsid="001deef4" officeooo:paragraph-rsid="000a14b5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color="#069a2e" loext:opacity="100%" style:font-name="lcdfont" fo:font-size="26pt" fo:language="en" fo:country="US" fo:font-style="normal" fo:font-weight="normal" officeooo:rsid="0009a754" officeooo:paragraph-rsid="0009a754" fo:background-color="#ffffff" style:font-size-asian="26pt" style:language-asian="zxx" style:country-asian="none" style:font-style-asian="normal" style:font-weight-asian="normal" style:font-size-complex="26pt" style:language-complex="zxx" style:country-complex="none" style:font-style-complex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color="#069a2e" loext:opacity="100%" style:font-name="Bahnschrift SemiBold1" fo:font-size="16pt" fo:language="en" fo:country="US" fo:font-style="normal" fo:font-weight="normal" officeooo:rsid="002fcd4d" officeooo:paragraph-rsid="002fcd4d" fo:background-color="#ffffff" style:font-size-asian="14pt" style:language-asian="zxx" style:country-asian="none" style:font-style-asian="normal" style:font-weight-asian="normal" style:font-size-complex="16pt" style:language-complex="zxx" style:country-complex="none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color="#000000" loext:opacity="100%" style:font-name="Bahnschrift SemiBold" fo:font-size="16pt" fo:language="en" fo:country="US" fo:font-style="normal" fo:font-weight="normal" officeooo:rsid="001deef4" officeooo:paragraph-rsid="002fe1d6" style:font-size-asian="16pt" style:language-asian="zxx" style:country-asian="none" style:font-style-asian="normal" style:font-weight-asian="normal" style:font-size-complex="16pt" style:language-complex="zxx" style:country-complex="none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color="#000000" loext:opacity="100%" style:font-name="Bahnschrift SemiBold" fo:font-size="16pt" fo:language="en" fo:country="US" fo:font-style="normal" fo:font-weight="normal" officeooo:rsid="0031b03d" officeooo:paragraph-rsid="0031b03d" style:font-size-asian="16pt" style:language-asian="zxx" style:country-asian="none" style:font-style-asian="normal" style:font-weight-asian="normal" style:font-size-complex="16pt" style:language-complex="zxx" style:country-complex="none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color="#000000" loext:opacity="100%" style:font-name="Bahnschrift SemiBold" fo:font-size="16pt" fo:language="en" fo:country="US" fo:font-style="normal" fo:font-weight="normal" officeooo:rsid="002fe1d6" officeooo:paragraph-rsid="002fe1d6" style:font-size-asian="16pt" style:language-asian="zxx" style:country-asian="none" style:font-style-asian="normal" style:font-weight-asian="normal" style:font-size-complex="16pt" style:language-complex="zxx" style:country-complex="none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000000" loext:opacity="100%" style:font-name="Bahnschrift SemiBold1" fo:font-size="16pt" fo:language="en" fo:country="US" fo:font-style="normal" fo:font-weight="normal" officeooo:rsid="002fcd4d" officeooo:paragraph-rsid="002fcd4d" fo:background-color="#ffffff" style:font-size-asian="16pt" style:language-asian="zxx" style:country-asian="none" style:font-style-asian="normal" style:font-weight-asian="normal" style:font-size-complex="16pt" style:language-complex="zxx" style:country-complex="none" style:font-style-complex="normal" style:font-weight-complex="normal"/>
    </style:style>
    <style:style style:name="T1" style:family="text">
      <style:text-properties officeooo:rsid="000a14b5"/>
    </style:style>
    <style:style style:name="T2" style:family="text">
      <style:text-properties officeooo:rsid="002f1d78"/>
    </style:style>
    <style:style style:name="T3" style:family="text">
      <style:text-properties officeooo:rsid="002fe1d6"/>
    </style:style>
    <style:style style:name="T4" style:family="text">
      <style:text-properties officeooo:rsid="0031b03d"/>
    </style:style>
    <style:style style:name="T5" style:family="text">
      <style:text-properties officeooo:rsid="003333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====[]=</text:span>===<text:span text:style-name="T2">==HTML==</text:span>==<text:span text:style-name="T1">=</text:span>=<text:span text:style-name="T1">[]====</text:span></text:p>
      <text:p text:style-name="P3"/>
      <text:p text:style-name="P7">HTML – Hyper Text Markup Language</text:p>
      <text:p text:style-name="P7">&gt; Describe structure of a Web page</text:p>
      <text:p text:style-name="P7">&gt; There’s elements that tell the browser how to display contents</text:p>
      <text:p text:style-name="P7">&gt; Isn’t a programming language</text:p>
      <text:p text:style-name="P7"/>
      <text:p text:style-name="P7">&lt;!<text:span text:style-name="T3">DOCTYPE</text:span>&gt; - <text:span text:style-name="T3">document type</text:span></text:p>
      <text:p text:style-name="P7">&lt;<text:span text:style-name="T3">h1&gt; - Headings (&lt;h1&gt; to &lt;h6&gt;)</text:span></text:p>
      <text:p text:style-name="P7">&lt;<text:span text:style-name="T3">p&gt; - Paragraphs</text:span></text:p>
      <text:p text:style-name="P7">&lt;<text:span text:style-name="T3">a href&gt; - Links</text:span></text:p>
      <text:p text:style-name="P7">&lt;<text:span text:style-name="T3">img src,alt,width,height&gt; - Images</text:span></text:p>
      <text:p text:style-name="P4">&lt;<text:span text:style-name="T3">body&gt; - Document’s Body </text:span></text:p>
      <text:p text:style-name="P4">&lt;<text:span text:style-name="T4">hr&gt; - Horizontal Rule</text:span></text:p>
      <text:p text:style-name="P5">style:”color” – Change color</text:p>
      <text:p text:style-name="P5">&lt;br&gt; - Line Break</text:p>
      <text:p text:style-name="P6">&lt;<text:span text:style-name="T5">pre&gt; - Pre-formatted text(with spaces and line breaks)</text:span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Bahnschrift SemiBold" svg:font-family="'Bahnschrift SemiBold'" style:font-adornments="SemiBold" style:font-family-generic="swiss" style:font-pitch="variable"/>
    <style:font-face style:name="Bahnschrift SemiBold1" svg:font-family="'Bahnschrift SemiBol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lcdfont" svg:font-family="lcdfont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09T13:43:48.873000000</meta:creation-date>
    <dc:date>2022-01-17T19:37:10.562000000</dc:date>
    <meta:editing-duration>PT3H15M17S</meta:editing-duration>
    <meta:editing-cycles>13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15" meta:word-count="73" meta:character-count="459" meta:non-whitespace-character-count="398"/>
  </office:meta>
</office:document-meta>
</file>